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BERT CARRASC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MPIRE CAYRA, FELICIANO FAUS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MPIRE CAYRA, FELICIANO FA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05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4T00:34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